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transparent"/>
    </style:style>
    <style:style style:name="ce2" style:family="table-cell" style:parent-style-name="Default">
      <style:table-cell-properties fo:background-color="#81d41a"/>
    </style:style>
    <style:style style:name="ce8" style:family="table-cell" style:parent-style-name="Default">
      <style:table-cell-properties fo:background-color="#ff0000"/>
    </style:style>
    <style:style style:name="ce4" style:family="table-cell" style:parent-style-name="Default">
      <style:table-cell-properties fo:background-color="#ff8000"/>
    </style:style>
    <style:style style:name="ce9"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8"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7"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7"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7"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7"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7"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7"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4"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7"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9"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7"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8"/>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7"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7"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7"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8"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8"/>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8"/>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8"/>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7"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7"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8"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7"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8"/>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8"/>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7"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8"/>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7"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7"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7"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9"/>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9"/>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7"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9"/>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7"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8"/>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7"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8"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7"/>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7"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7"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8"/>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7"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7"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7"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8"/>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4T11:29:58.389000000</dc:date>
    <meta:editing-duration>P1DT19H39M26S</meta:editing-duration>
    <meta:editing-cycles>182</meta:editing-cycles>
    <meta:generator>LibreOffice/7.3.6.2$Windows_X86_64 LibreOffice_project/c28ca90fd6e1a19e189fc16c05f8f8924961e12e</meta:generator>
    <meta:document-statistic meta:table-count="9" meta:cell-count="1369" meta:object-count="0"/>
  </office:meta>
</office:document-meta>
</file>